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a3c3" officeooo:paragraph-rsid="000ea3c3"/>
    </style:style>
    <style:style style:name="P2" style:family="paragraph" style:parent-style-name="Standard">
      <style:text-properties officeooo:rsid="000f4313" officeooo:paragraph-rsid="000f4313"/>
    </style:style>
    <style:style style:name="P3" style:family="paragraph" style:parent-style-name="Standard">
      <style:text-properties officeooo:rsid="001102ed" officeooo:paragraph-rsid="001102ed"/>
    </style:style>
    <style:style style:name="P4" style:family="paragraph" style:parent-style-name="Standard" style:list-style-name="L1">
      <style:text-properties officeooo:rsid="000ea3c3" officeooo:paragraph-rsid="000ea3c3"/>
    </style:style>
    <style:style style:name="P5" style:family="paragraph" style:parent-style-name="Standard" style:list-style-name="L2">
      <style:text-properties officeooo:rsid="000f4313" officeooo:paragraph-rsid="000f4313"/>
    </style:style>
    <style:style style:name="P6" style:family="paragraph" style:parent-style-name="Standard" style:list-style-name="L3">
      <style:text-properties officeooo:rsid="001102ed" officeooo:paragraph-rsid="001102ed"/>
    </style:style>
    <style:style style:name="P7" style:family="paragraph" style:parent-style-name="Standard" style:list-style-name="L4">
      <style:text-properties officeooo:rsid="001102ed" officeooo:paragraph-rsid="001102ed"/>
    </style:style>
    <style:style style:name="P8" style:family="paragraph" style:parent-style-name="Standard" style:list-style-name="L5">
      <style:text-properties officeooo:rsid="001102ed" officeooo:paragraph-rsid="001102ed"/>
    </style:style>
    <style:style style:name="P9" style:family="paragraph" style:parent-style-name="Standard" style:list-style-name="L6">
      <style:text-properties officeooo:rsid="001102ed" officeooo:paragraph-rsid="001102ed"/>
    </style:style>
    <style:style style:name="P10" style:family="paragraph" style:parent-style-name="Standard" style:list-style-name="L7">
      <style:text-properties officeooo:rsid="001102ed" officeooo:paragraph-rsid="001102ed"/>
    </style:style>
    <style:style style:name="P11" style:family="paragraph" style:parent-style-name="Standard" style:list-style-name="L8">
      <style:text-properties officeooo:rsid="001102ed" officeooo:paragraph-rsid="001102ed"/>
    </style:style>
    <style:style style:name="P12" style:family="paragraph" style:parent-style-name="Standard">
      <style:text-properties officeooo:rsid="001102ed" officeooo:paragraph-rsid="001102ed"/>
    </style:style>
    <style:style style:name="P13" style:family="paragraph" style:parent-style-name="Standard">
      <style:text-properties officeooo:rsid="00117bca" officeooo:paragraph-rsid="00117bca"/>
    </style:style>
    <style:style style:name="P14" style:family="paragraph" style:parent-style-name="Standard" style:list-style-name="L9">
      <style:text-properties officeooo:rsid="00117bca" officeooo:paragraph-rsid="00117b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ZI</text:p>
      <text:p text:style-name="P1"/>
      <text:p text:style-name="P1">DS: Mají bránici, a mají velmi dobré plíce, jako člověk</text:p>
      <text:p text:style-name="P1">CS: Mají trojdílné, skoro čtyřdílné srdce (to je dovyvinuto jen u krokodýlů)</text:p>
      <text:p text:style-name="P1">VS: Močovina (hadi), Kyselina močová (ještěři)</text:p>
      <text:p text:style-name="P1">NS: Nejdokonalejší je koncový mozek, po něm mozeček</text:p>
      <text:p text:style-name="P1">Smysly: Velmi dobrý čich, velmi dobrý zrak, často mají thermoreceptory</text:p>
      <text:list xml:id="list4928404267466013632" text:style-name="L1">
        <text:list-item>
          <text:p text:style-name="P4">Jacobsonův orgán na patře pro čichání jazykem</text:p>
        </text:list-item>
      </text:list>
      <text:p text:style-name="P2">Rozmnožování:</text:p>
      <text:list xml:id="list8858478187097838686" text:style-name="L2">
        <text:list-item>
          <text:p text:style-name="P5">Vniřní oplození, přímý vývin, všechny typy -rodosti</text:p>
        </text:list-item>
        <text:list-item>
          <text:p text:style-name="P5">Amnionti (Blanatí) → 3 zárodečné obaly</text:p>
          <text:list>
            <text:list-item>
              <text:p text:style-name="P5">Chorion → Vnější</text:p>
            </text:list-item>
            <text:list-item>
              <text:p text:style-name="P5">Amnion → Kolem embrya</text:p>
            </text:list-item>
            <text:list-item>
              <text:p text:style-name="P5">Allantois → odpadní, dýchací</text:p>
            </text:list-item>
          </text:list>
        </text:list-item>
        <text:list-item>
          <text:p text:style-name="P5">Kožovitá skořápka, papírové blány, bílek, žloutek</text:p>
        </text:list-item>
        <text:list-item>
          <text:p text:style-name="P5">Inkubace vajec</text:p>
        </text:list-item>
      </text:list>
      <text:p text:style-name="P2"/>
      <text:p text:style-name="P3">Anapsida</text:p>
      <text:list xml:id="list6482290624007449352" text:style-name="L3">
        <text:list-item>
          <text:p text:style-name="P6">Bez spánkových jamk a jařmových oblouků</text:p>
        </text:list-item>
        <text:list-item>
          <text:p text:style-name="P6">podobni ještěrkám</text:p>
        </text:list-item>
      </text:list>
      <text:p text:style-name="P3"/>
      <text:p text:style-name="P3">Synapsida</text:p>
      <text:list xml:id="list2244230372920691920" text:style-name="L4">
        <text:list-item>
          <text:p text:style-name="P7">Někteří i osrstění</text:p>
        </text:list-item>
        <text:list-item>
          <text:p text:style-name="P7">Vývojový článek před savci</text:p>
        </text:list-item>
      </text:list>
      <text:p text:style-name="P3"/>
      <text:p text:style-name="P3">Ryboploutví</text:p>
      <text:list xml:id="list7452708464180457274" text:style-name="L5">
        <text:list-item>
          <text:p text:style-name="P8">Druhohorští mořští plazi</text:p>
        </text:list-item>
        <text:list-item>
          <text:p text:style-name="P8">Dýchali plícemi</text:p>
        </text:list-item>
        <text:list-item>
          <text:p text:style-name="P8">Draví</text:p>
        </text:list-item>
        <text:list-item>
          <text:p text:style-name="P8">Dnešní velryby</text:p>
        </text:list-item>
      </text:list>
      <text:p text:style-name="P3"/>
      <text:p text:style-name="P3">Chelonia</text:p>
      <text:list xml:id="list8734293199693267899" text:style-name="L6">
        <text:list-item>
          <text:p text:style-name="P9">Velké želvišky</text:p>
        </text:list-item>
        <text:list-item>
          <text:p text:style-name="P9">Karapax^ Plastron_ krunýř</text:p>
        </text:list-item>
        <text:list-item>
          <text:p text:style-name="P9">Krunýř je přirostlý k páteři</text:p>
        </text:list-item>
      </text:list>
      <text:p text:style-name="P3"><text:tab/>ŽELVY</text:p>
      <text:p text:style-name="P3"><text:tab/>Skrytohrdlí → Kajmankovití</text:p>
      <text:list xml:id="list3696566405637300385" text:style-name="L7">
        <text:list-item>
          <text:p text:style-name="P10">Kajmanka dravá, Kajmanka supí</text:p>
        </text:list-item>
      </text:list>
      <text:p text:style-name="P3"><text:tab/>Želvovití</text:p>
      <text:list xml:id="list7236040801656232261" text:style-name="L8">
        <text:list-item>
          <text:p text:style-name="P11">Ostrovní gigantizmus</text:p>
        </text:list-item>
        <text:list-item>
          <text:p text:style-name="P11">želva obrovská</text:p>
        </text:list-item>
      </text:list>
      <text:p text:style-name="P3"/>
      <text:p text:style-name="P3">*</text:p>
      <text:p text:style-name="P3">*</text:p>
      <text:p text:style-name="P3">*</text:p>
      <text:p text:style-name="P13">Výpisky od Aničky<text:line-break/>*</text:p>
      <text:p text:style-name="P13">*</text:p>
      <text:p text:style-name="P13">*</text:p>
      <text:p text:style-name="P13"/>
      <text:p text:style-name="P13"><text:soft-page-break/>čeleď Korálovcovití</text:p>
      <text:list xml:id="list1146459776969086518" text:style-name="L9">
        <text:list-item>
          <text:p text:style-name="P14">Jedovatí hadi</text:p>
        </text:list-item>
        <text:list-item>
          <text:p text:style-name="P14">Kobra indická → Stříká jed</text:p>
        </text:list-item>
        <text:list-item>
          <text:p text:style-name="P14">Kobra egyptská</text:p>
        </text:list-item>
        <text:list-item>
          <text:p text:style-name="P14">Kobra Královská</text:p>
        </text:list-item>
        <text:list-item>
          <text:p text:style-name="P14">Mamba zelená</text:p>
        </text:list-item>
        <text:list-item>
          <text:p text:style-name="P14">Mamba černá</text:p>
        </text:list-item>
        <text:list-item>
          <text:p text:style-name="P14">Korálovec arizonský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08:22:08.841587513</meta:creation-date>
    <dc:date>2018-10-23T16:01:43.858039249</dc:date>
    <meta:editing-duration>P4DT9H56M29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2" meta:paragraph-count="50" meta:word-count="194" meta:character-count="1127" meta:non-whitespace-character-count="1009"/>
  </office:meta>
</office:document-meta>
</file>